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fo:padding="0in" fo:border-left="none" fo:border-right="none" fo:border-top="none" fo:border-bottom="0.96pt solid #000000" style:writing-mode="lr-tb"/>
      <style:text-properties fo:color="#000000" style:font-name="Times New Roman" fo:font-size="12pt" fo:language="en" fo:country="GB" fo:font-weight="normal"/>
    </style:style>
    <style:style style:name="P3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US" fo:font-weight="bold"/>
    </style:style>
    <style:style style:name="P4" style:family="paragraph" style:parent-style-name="Heading_20_3">
      <style:paragraph-properties fo:margin-left="0in" fo:margin-right="0in" fo:margin-top="0.1661in" fo:margin-bottom="0.0835in" fo:line-height="100%" fo:text-align="start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5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</style:style>
    <style:style style:name="P7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fo:font-size="12pt" fo:language="en" fo:country="US" fo:font-weight="normal"/>
    </style:style>
    <style:style style:name="P8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9" style:family="paragraph" style:parent-style-name="Heading_20_1">
      <style:paragraph-properties fo:text-align="justify" style:justify-single-word="false"/>
      <style:text-properties fo:color="#000000" style:font-name="Nimbus Sans L" fo:font-size="16pt" fo:language="en" fo:country="GB" fo:font-weight="bold"/>
    </style:style>
    <style:style style:name="P10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1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2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US" fo:font-weight="normal"/>
    </style:style>
    <style:style style:name="P13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14" style:family="paragraph" style:parent-style-name="Preformatted_20_Text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15" style:family="paragraph" style:parent-style-name="Preformatted_20_Text">
      <style:paragraph-properties fo:margin-top="0in" fo:margin-bottom="0in" style:line-height-at-least="0.198in"/>
      <style:text-properties fo:font-variant="normal" fo:text-transform="none" fo:color="#333333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style:line-height-at-least="0.198in"/>
    </style:style>
    <style:style style:name="P17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18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T3" style:family="text">
      <style:text-properties fo:color="#000000" style:font-name="DejaVu Sans Mono" fo:font-size="10pt" fo:language="en" fo:country="US" fo:font-weight="normal"/>
    </style:style>
    <style:style style:name="T4" style:family="text">
      <style:text-properties fo:color="#000000" style:font-name="DejaVu Sans Mono" fo:font-size="10pt" fo:language="en" fo:country="GB" fo:font-weight="normal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color="#000000" style:font-name="DejaVu Sans Mono" fo:font-size="10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32b9b9" style:font-name="DejaVu Sans Mono" fo:font-size="10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32b9b9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4a55db" style:font-name="DejaVu Sans Mono" fo:font-size="10pt" fo:letter-spacing="normal" fo:font-style="normal" fo:font-weight="normal"/>
    </style:style>
    <style:style style:name="T11" style:family="text">
      <style:text-properties fo:font-variant="normal" fo:text-transform="none" fo:color="#4a55db" fo:letter-spacing="normal" fo:font-style="normal" fo:font-weight="normal"/>
    </style:style>
    <style:style style:name="T12" style:family="text">
      <style:text-properties fo:font-variant="normal" fo:text-transform="none" fo:color="#bc8f8f" style:font-name="DejaVu Sans Mono" fo:font-size="10pt" fo:letter-spacing="normal" fo:font-style="normal" fo:font-weight="normal"/>
    </style:style>
    <style:style style:name="T13" style:family="text">
      <style:text-properties fo:font-variant="normal" fo:text-transform="none" fo:color="#bc8f8f" fo:letter-spacing="normal" fo:font-style="normal" fo:font-weight="normal"/>
    </style:style>
    <style:style style:name="T14" style:family="text">
      <style:text-properties fo:font-variant="normal" fo:text-transform="none" fo:color="#ae5cb0" fo:letter-spacing="normal" fo:font-style="normal" style:text-underline-style="solid" style:text-underline-width="auto" style:text-underline-color="font-color" fo:font-weight="normal"/>
    </style:style>
    <style:style style:name="T15" style:family="text">
      <style:text-properties fo:font-variant="normal" fo:text-transform="none" fo:color="#ae5cb0" fo:letter-spacing="normal" fo:font-style="normal" fo:font-weight="normal"/>
    </style:style>
    <style:style style:name="T16" style:family="text">
      <style:text-properties fo:font-variant="normal" fo:text-transform="none" fo:color="#ffaa00" fo:letter-spacing="normal" fo:font-style="normal" fo:font-weight="normal"/>
    </style:style>
    <style:style style:name="T17" style:family="text">
      <style:text-properties style:font-name="DejaVu Sans Mono" fo:font-size="10pt"/>
    </style:style>
    <style:style style:name="T18" style:family="text">
      <style:text-properties style:font-name="Liberation Serif1" fo:language="en" fo:country="US"/>
    </style:style>
    <style:style style:name="T19" style:family="text">
      <style:text-properties fo:color="#4a55db"/>
    </style:style>
    <style:style style:name="T20" style:family="text">
      <style:text-properties fo:color="#bc8f8f"/>
    </style:style>
    <style:style style:name="T21" style:family="text">
      <style:text-properties fo:color="#5c5c5c"/>
    </style:style>
    <style:style style:name="T22" style:family="text">
      <style:text-properties fo:color="#ffaa00"/>
    </style:style>
    <style:style style:name="T23" style:family="text">
      <style:text-properties fo:color="#da70d6"/>
    </style:style>
    <style:style style:name="T24" style:family="text">
      <style:text-properties fo:color="#ae5cb0"/>
    </style:style>
    <style:style style:name="T25" style:family="text">
      <style:text-properties fo:color="#ae5cb0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SEP #120: fplot2d fused in plot2d</text:p>
        <text:p text:style-name="P2"/>
        <text:p text:style-name="P1"/>
        <text:p text:style-name="P1">Version: 1.0</text:p>
        <text:p text:style-name="P1">Author: Paul Bignier</text:p>
        <text:p text:style-name="P1">Review:</text:p>
        <text:p text:style-name="P1">Commented:</text:p>
        <text:p text:style-name="P1">State: Prototype</text:p>
        <text:p text:style-name="P1">Scilab-Version: Scilab 5.5.0</text:p>
        <text:p text:style-name="P1">Vote: No</text:p>
        <text:p text:style-name="P1">Created: Jan 07th 2014</text:p>
        <text:p text:style-name="P2"/>
        <text:p text:style-name="P1"/>
        <text:p text:style-name="P3">Abstract</text:p>
        <text:p text:style-name="P10">The aim of this SEP is to motivate the obsoletion of the fplot2d function, its fuse into plot2d.</text:p>
        <text:p text:style-name="P7"/>
        <text:p text:style-name="P17">Rationale</text:p>
        <text:p text:style-name="P11"><text:span text:style-name="T18">As reported by bug #13167, fplot2d is very close to plot2d and should be fused into it.</text:span></text:p>
        <text:p text:style-name="P11"><text:span text:style-name="T18">The fplot2d code is kept as an overload of plot2d when it is called with an external.</text:span></text:p>
        <text:p text:style-name="P11"/>
        <text:p text:style-name="P4">Calling Sequence</text:p>
        <text:p text:style-name="P12">plot2d calling sequence is not modified, but it now allows 'y' to be an external.</text:p>
        <text:p text:style-name="P12"/>
        <text:p text:style-name="P17">Example Usage</text:p>
        <text:p text:style-name="P14"><text:a xlink:type="simple" xlink:href="http://help.scilab.org/docs/5.4.1/en_US/deff.html"><text:span text:style-name="T8">deff</text:span></text:a><text:span text:style-name="T10">(</text:span><text:span text:style-name="T12">"y = f(x)"</text:span><text:span text:style-name="T6">, </text:span><text:span text:style-name="T12">"y = sin(x)+cos(x)"</text:span><text:span text:style-name="T10">);</text:span></text:p>
        <text:p text:style-name="P15"><text:span text:style-name="T1">x </text:span><text:span text:style-name="T21">= </text:span><text:span text:style-name="T19">[</text:span><text:span text:style-name="T20">0</text:span><text:span text:style-name="T22">:</text:span><text:span text:style-name="T20">0.1</text:span><text:span text:style-name="T22">:</text:span><text:span text:style-name="T20">10</text:span><text:span text:style-name="T19">]</text:span><text:span text:style-name="T21">*</text:span><text:span text:style-name="T23">%pi</text:span><text:span text:style-name="T21">/</text:span><text:span text:style-name="T20">10</text:span><text:span text:style-name="T1">;</text:span></text:p>
        <text:p text:style-name="P15"><text:span text:style-name="T24">plot2d</text:span><text:span text:style-name="T19">(</text:span><text:span text:style-name="T1">x, f</text:span><text:span text:style-name="T19">)</text:span></text:p>
        <text:p text:style-name="P16"><text:a xlink:type="simple" xlink:href="http://help.scilab.org/docs/5.4.1/en_US/clf.html"><text:span text:style-name="T14">clf</text:span></text:a><text:span text:style-name="T11">()</text:span><text:span text:style-name="T7">;</text:span></text:p>
        <text:p text:style-name="P16"><text:span text:style-name="T15">plot2d</text:span><text:span text:style-name="T11">(</text:span><text:span text:style-name="T13">1</text:span><text:span text:style-name="T16">:</text:span><text:span text:style-name="T13">10</text:span><text:span text:style-name="T7">, "</text:span><text:span text:style-name="T13">parab"</text:span><text:span text:style-name="T11">)</text:span></text:p>
        <text:p text:style-name="P5"/>
        <text:p text:style-name="P17">Changelog</text:p>
        <text:p text:style-name="P6"><text:span text:style-name="T2"><text:tab/></text:span><text:span text:style-name="T4">1.0 – Paul Bignier - Initial Version </text:span></text:p>
        <text:p text:style-name="P17">Copyright</text:p>
        <text:p text:style-name="P18"><text:tab/>This document has been placed under the license CeCILL-B.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29in" fo:margin-right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1665in" fo:margin-bottom="0.0835in" style:writing-mode="lr-tb"/>
      <style:text-properties style:font-name="Nimbus Sans L" fo:font-size="16.1000003814697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Source_20_Text_5f_text_5f_text_5f_text_5f_text_5f_text_5f_text_5f_text_5f_text_5f_text_5f_text_5f_text_5f_text_5f_text_5f_text_5f_text_5f_text" style:display-name="Source 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" style:display-name="Bullet Symbols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arlotte Hecquet</meta:initial-creator>
    <dc:creator>Paul Bignier</dc:creator>
    <meta:creation-date>2013-04-09T14:29:30</meta:creation-date>
    <dc:date>2014-01-07T15:59:38</dc:date>
    <meta:editing-duration>PT11M</meta:editing-duration>
    <meta:editing-cycles>24</meta:editing-cycles>
    <meta:document-statistic meta:table-count="0" meta:image-count="0" meta:object-count="0" meta:page-count="1" meta:paragraph-count="26" meta:word-count="129" meta:character-count="764" meta:non-whitespace-character-count="658"/>
  </office:meta>
</office:document-meta>
</file>